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4896in" table:align="margins"/>
    </style:style>
    <style:style style:name="Table2.A" style:family="table-column">
      <style:table-column-properties style:column-width="0.4063in" style:rel-column-width="3554*"/>
    </style:style>
    <style:style style:name="Table2.B" style:family="table-column">
      <style:table-column-properties style:column-width="1.466in" style:rel-column-width="12827*"/>
    </style:style>
    <style:style style:name="Table2.C" style:family="table-column">
      <style:table-column-properties style:column-width="1.8722in" style:rel-column-width="16382*"/>
    </style:style>
    <style:style style:name="Table2.E" style:family="table-column">
      <style:table-column-properties style:column-width="1.8729in" style:rel-column-width="163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 style:data-style-name="N5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="none"/>
    </style:style>
    <style:style style:name="Table2.C6" style:family="table-cell">
      <style:table-cell-properties fo:padding="0.0382in" fo:border="none"/>
    </style:style>
    <style:style style:name="Table4" style:family="table">
      <style:table-properties style:width="7.4896in" table:align="margins"/>
    </style:style>
    <style:style style:name="Table4.A" style:family="table-column">
      <style:table-column-properties style:column-width="1.2479in" style:rel-column-width="10922*"/>
    </style:style>
    <style:style style:name="Table4.F" style:family="table-column">
      <style:table-column-properties style:column-width="1.2486in" style:rel-column-width="10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none" fo:border-bottom="none"/>
    </style:style>
    <style:style style:name="Table4.F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Courier 10 Pitch" fo:font-size="10pt" officeooo:rsid="0008a196" officeooo:paragraph-rsid="0008a196" style:font-size-asian="10pt" style:font-size-complex="10pt"/>
    </style:style>
    <style:style style:name="P2" style:family="paragraph" style:parent-style-name="Standard">
      <style:text-properties style:font-name="Courier 10 Pitch" fo:font-size="10pt" officeooo:rsid="0008a196" officeooo:paragraph-rsid="0008a196" style:font-size-asian="10pt" style:font-size-complex="10pt"/>
    </style:style>
    <style:style style:name="P3" style:family="paragraph" style:parent-style-name="Standard">
      <style:text-properties officeooo:paragraph-rsid="0014fc25"/>
    </style:style>
    <style:style style:name="P4" style:family="paragraph" style:parent-style-name="Table_20_Contents">
      <style:text-properties style:font-name="Courier 10 Pitch" fo:font-size="10pt" officeooo:paragraph-rsid="0008a196" style:font-size-asian="10pt" style:font-size-complex="10pt"/>
    </style:style>
    <style:style style:name="P5" style:family="paragraph" style:parent-style-name="Table_20_Contents">
      <style:text-properties style:font-name="Courier 10 Pitch" fo:font-size="10pt" officeooo:rsid="0008a196" officeooo:paragraph-rsid="0008a19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10 Pitch" fo:font-size="10pt" officeooo:paragraph-rsid="0008a196" style:font-size-asian="10pt" style:font-size-complex="10pt"/>
    </style:style>
    <style:style style:name="P7" style:family="paragraph" style:parent-style-name="Table_20_Contents">
      <style:text-properties style:font-name="Courier 10 Pitch" fo:font-size="10pt" officeooo:rsid="00163db4" officeooo:paragraph-rsid="00163db4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Courier 10 Pitch" fo:font-size="10pt" officeooo:paragraph-rsid="0008a196" style:font-size-asian="10pt" style:font-size-complex="10pt"/>
    </style:style>
    <style:style style:name="P9" style:family="paragraph" style:parent-style-name="Table_20_Contents">
      <style:text-properties style:font-name="Courier 10 Pitch" fo:font-size="10pt" officeooo:paragraph-rsid="0014fc25" style:font-size-asian="10pt" style:font-size-complex="10pt"/>
    </style:style>
    <style:style style:name="P10" style:family="paragraph" style:parent-style-name="Table_20_Contents">
      <style:text-properties style:font-name="Courier 10 Pitch" fo:font-size="10pt" officeooo:rsid="000c652c" officeooo:paragraph-rsid="000c652c" style:font-size-asian="10pt" style:font-size-complex="10pt"/>
    </style:style>
    <style:style style:name="P11" style:family="paragraph" style:parent-style-name="Table_20_Contents">
      <style:text-properties style:font-name="Courier 10 Pitch" fo:font-size="10pt" officeooo:rsid="00113ba9" officeooo:paragraph-rsid="0014fc25" style:font-size-asian="10pt" style:font-size-complex="10pt"/>
    </style:style>
    <style:style style:name="P12" style:family="paragraph" style:parent-style-name="Table_20_Contents">
      <style:text-properties style:font-name="Courier 10 Pitch" fo:font-size="10pt" fo:font-weight="bold" officeooo:rsid="0008a196" officeooo:paragraph-rsid="0008a196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urier 10 Pitch" fo:font-size="10pt" fo:font-weight="bold" officeooo:rsid="000c652c" officeooo:paragraph-rsid="000c652c" style:font-size-asian="10pt" style:font-weight-asian="bold" style:font-size-complex="10pt" style:font-weight-complex="bold"/>
    </style:style>
    <style:style style:name="P14" style:family="paragraph" style:parent-style-name="Footer">
      <style:text-properties style:font-name="Courier 10 Pitch" fo:font-size="10pt" officeooo:paragraph-rsid="00163db4" style:font-size-asian="10pt" style:font-size-complex="10pt"/>
    </style:style>
    <style:style style:name="P15" style:family="paragraph" style:parent-style-name="Footer">
      <style:text-properties style:font-name="Courier 10 Pitch" fo:font-size="10pt" officeooo:rsid="0008a196" officeooo:paragraph-rsid="0008a196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Courier 10 Pitch" fo:font-size="14pt" fo:font-weight="bold" officeooo:rsid="001a674e" officeooo:paragraph-rsid="001c5d96" style:font-size-asian="14pt" style:font-weight-asian="bold" style:font-size-complex="14pt" style:font-weight-complex="bold"/>
    </style:style>
    <style:style style:name="T1" style:family="text">
      <style:text-properties officeooo:rsid="0008a196"/>
    </style:style>
    <style:style style:name="T2" style:family="text">
      <style:text-properties officeooo:rsid="001c5d96"/>
    </style:style>
    <number:number-style style:name="N5">
      <number:number number:decimal-places="2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2">NO</text:p>
          </table:table-cell>
          <table:table-cell table:style-name="Table2.A1" table:number-columns-spanned="2" office:value-type="string">
            <text:p text:style-name="P12">DESCRIPTION</text:p>
          </table:table-cell>
          <table:covered-table-cell/>
          <table:table-cell table:style-name="Table2.A1" office:value-type="string">
            <text:p text:style-name="P12">ACCOUNT</text:p>
          </table:table-cell>
          <table:table-cell table:style-name="Table2.E1" office:value-type="string">
            <text:p text:style-name="P12">AMOUNT</text:p>
          </table:table-cell>
        </table:table-row>
        <table:table-row>
          <table:table-cell table:style-name="Table2.A2" table:number-columns-spanned="5" office:value-type="string">
            <text:p text:style-name="P4"><text:text-input text:description="&lt;for each=&quot;detail in o.line_ids&quot;&gt;">Loop Detai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4"><text:text-input text:description="&lt;str(o.line_ids.index(detail)+1)&gt;">No</text:text-input></text:p>
          </table:table-cell>
          <table:table-cell table:style-name="Table2.A3" table:number-columns-spanned="2" office:value-type="string">
            <text:p text:style-name="P4"><text:text-input text:description="&lt;detail.name&gt;">Description</text:text-input></text:p>
          </table:table-cell>
          <table:covered-table-cell/>
          <table:table-cell table:style-name="Table2.A3" office:value-type="string">
            <text:p text:style-name="P4"><text:text-input text:description="&lt;detail.account_id.code + ' ' + detail.account_id.name&gt;">Account</text:text-input></text:p>
          </table:table-cell>
          <table:table-cell table:style-name="Table2.E3" office:value-type="float" office:value="0">
            <text:p text:style-name="P8"><text:text-input text:description="&lt;detail.amount&gt;">Amount</text:text-input></text:p>
          </table:table-cell>
        </table:table-row>
        <table:table-row>
          <table:table-cell table:style-name="Table2.A2" table:number-columns-spanned="5" office:value-type="string">
            <text:p text:style-name="P4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13">TOTAL</text:p>
          </table:table-cell>
          <table:covered-table-cell/>
          <table:covered-table-cell/>
          <table:covered-table-cell/>
          <table:table-cell table:style-name="Table2.E3" office:value-type="float" office:value="0">
            <text:p text:style-name="P8"><text:text-input text:description="&lt;o.amount&gt;">Total Voucher</text:text-input></text:p>
          </table:table-cell>
        </table:table-row>
        <table:table-row>
          <table:table-cell table:style-name="Table2.A6" table:number-columns-spanned="2" office:value-type="string">
            <text:p text:style-name="P10">Amount To Text :</text:p>
          </table:table-cell>
          <table:covered-table-cell/>
          <table:table-cell table:style-name="Table2.C6" table:number-columns-spanned="3" office:value-type="string">
            <text:p text:style-name="P4"><text:text-input text:description="&lt;o.amount_to_text&gt;">Amount To Text</text:text-input></text:p>
          </table:table-cell>
          <table:covered-table-cell/>
          <table:covered-table-cell/>
        </table:table-row>
      </table:table>
      <text:p text:style-name="P2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11">Created :</text:p>
          </table:table-cell>
          <table:table-cell table:style-name="Table4.A1" office:value-type="string">
            <text:p text:style-name="P11">Approved :</text:p>
          </table:table-cell>
          <table:table-cell table:style-name="Table4.A1" office:value-type="string">
            <text:p text:style-name="P11">Posted :</text:p>
          </table:table-cell>
          <table:table-cell table:style-name="Table4.A1" office:value-type="string">
            <text:p text:style-name="P11">Received :</text:p>
          </table:table-cell>
          <table:table-cell table:style-name="Table4.E1" office:value-type="string">
            <text:p text:style-name="P9"/>
          </table:table-cell>
          <table:table-cell table:style-name="Table4.F1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1" office:value-type="string">
            <text:p text:style-name="P9"/>
          </table:table-cell>
          <table:table-cell table:style-name="Table4.F1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<text:text-input text:description="&lt;o.created_user_id.signature&gt;">Created By</text:text-input></text:p>
          </table:table-cell>
          <table:table-cell table:style-name="Table4.A2" office:value-type="string">
            <text:p text:style-name="P9"><text:text-input text:description="&lt;o.approved_user_id.signature&gt;">Approved By</text:text-input></text:p>
          </table:table-cell>
          <table:table-cell table:style-name="Table4.A2" office:value-type="string">
            <text:p text:style-name="P9"><text:text-input text:description="&lt;o.posted_user_id.signature&gt;">Posted By</text:text-input></text:p>
          </table:table-cell>
          <table:table-cell table:style-name="Table4.A2" office:value-type="string">
            <text:p text:style-name="P9"/>
          </table:table-cell>
          <table:table-cell table:style-name="Table4.E1" office:value-type="string">
            <text:p text:style-name="P9"/>
          </table:table-cell>
          <table:table-cell table:style-name="Table4.F1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4896in" table:align="margins"/>
    </style:style>
    <style:style style:name="Table1.A" style:family="table-column">
      <style:table-column-properties style:column-width="3.5104in" style:rel-column-width="30716*"/>
    </style:style>
    <style:style style:name="Table1.B" style:family="table-column">
      <style:table-column-properties style:column-width="1.0625in" style:rel-column-width="9297*"/>
    </style:style>
    <style:style style:name="Table1.C" style:family="table-column">
      <style:table-column-properties style:column-width="0.2604in" style:rel-column-width="2278*"/>
    </style:style>
    <style:style style:name="Table1.D" style:family="table-column">
      <style:table-column-properties style:column-width="2.6563in" style:rel-column-width="23244*"/>
    </style:style>
    <style:style style:name="Table1.A1" style:family="table-cell">
      <style:table-cell-properties fo:padding="0.0382in" fo:border="none"/>
    </style:style>
    <style:style style:name="Table1.D2" style:family="table-cell" style:data-style-name="N100">
      <style:table-cell-properties fo:padding="0.0382in" fo:border="none"/>
    </style:style>
    <style:style style:name="Table3" style:family="table">
      <style:table-properties style:width="7.4896in" table:align="margins"/>
    </style:style>
    <style:style style:name="Table3.A" style:family="table-column">
      <style:table-column-properties style:column-width="3.7444in" style:rel-column-width="32767*"/>
    </style:style>
    <style:style style:name="Table3.B" style:family="table-column">
      <style:table-column-properties style:column-width="3.7451in" style:rel-column-width="32768*"/>
    </style:style>
    <style:style style:name="Table3.A1" style:family="table-cell">
      <style:table-cell-properties fo:padding="0.0382in" fo:border="none"/>
    </style:style>
    <style:style style:name="MP1" style:family="paragraph" style:parent-style-name="Standard">
      <style:paragraph-properties fo:text-align="end" style:justify-single-word="false"/>
      <style:text-properties style:font-name="Courier 10 Pitch" fo:font-size="14pt" fo:font-weight="bold" officeooo:rsid="001a674e" officeooo:paragraph-rsid="001c5d96" style:font-size-asian="14pt" style:font-weight-asian="bold" style:font-size-complex="14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Courier 10 Pitch" fo:font-size="10pt" officeooo:rsid="0008a196" officeooo:paragraph-rsid="0008a196" style:font-size-asian="10pt" style:font-size-complex="10pt"/>
    </style:style>
    <style:style style:name="MP3" style:family="paragraph" style:parent-style-name="Table_20_Contents">
      <style:text-properties style:font-name="Courier 10 Pitch" fo:font-size="10pt" officeooo:paragraph-rsid="0008a196" style:font-size-asian="10pt" style:font-size-complex="10pt"/>
    </style:style>
    <style:style style:name="MP4" style:family="paragraph" style:parent-style-name="Table_20_Contents">
      <style:text-properties style:font-name="Courier 10 Pitch" fo:font-size="10pt" officeooo:rsid="0008a196" officeooo:paragraph-rsid="0008a196" style:font-size-asian="10pt" style:font-size-complex="10pt"/>
    </style:style>
    <style:style style:name="MP5" style:family="paragraph" style:parent-style-name="Table_20_Contents">
      <style:paragraph-properties fo:text-align="center" style:justify-single-word="false"/>
      <style:text-properties style:font-name="Courier 10 Pitch" fo:font-size="10pt" officeooo:paragraph-rsid="0008a196" style:font-size-asian="10pt" style:font-size-complex="10pt"/>
    </style:style>
    <style:style style:name="MP6" style:family="paragraph" style:parent-style-name="Footer">
      <style:text-properties style:font-name="Courier 10 Pitch" fo:font-size="10pt" officeooo:paragraph-rsid="00163db4" style:font-size-asian="10pt" style:font-size-complex="10pt"/>
    </style:style>
    <style:style style:name="MP7" style:family="paragraph" style:parent-style-name="Table_20_Contents">
      <style:text-properties style:font-name="Courier 10 Pitch" fo:font-size="10pt" officeooo:rsid="00163db4" officeooo:paragraph-rsid="00163db4" style:font-size-asian="10pt" style:font-size-complex="10pt"/>
    </style:style>
    <style:style style:name="MP8" style:family="paragraph" style:parent-style-name="Footer">
      <style:text-properties style:font-name="Courier 10 Pitch" fo:font-size="10pt" officeooo:rsid="0008a196" officeooo:paragraph-rsid="0008a196" style:font-size-asian="10pt" style:font-size-complex="10pt"/>
    </style:style>
    <style:style style:name="MT1" style:family="text">
      <style:text-properties officeooo:rsid="001c5d96"/>
    </style:style>
    <style:style style:name="MT2" style:family="text">
      <style:text-properties officeooo:rsid="0008a196"/>
    </style:style>
    <style:page-layout style:name="Mpm1">
      <style:page-layout-properties fo:page-width="8.2701in" fo:page-height="5.8299in" style:num-format="1" style:print-orientation="landscape" fo:margin="0.3902in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</office:automatic-styles>
  <office:master-styles>
    <style:master-page style:name="Standard" style:page-layout-name="Mpm1">
      <style:header>
        <text:p text:style-name="MP1"><text:span text:style-name="MT1">CASH RECEIPT</text:span></text:p>
        <text:p text:style-name="MP2"/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# Voucher</text:p>
            </table:table-cell>
            <table:table-cell table:style-name="Table1.A1" office:value-type="string">
              <text:p text:style-name="MP5">:</text:p>
            </table:table-cell>
            <table:table-cell table:style-name="Table1.A1" office:value-type="string">
              <text:p text:style-name="MP3"><text:text-input text:description="&lt;o.number&gt;">NO. Voucher</text:text-input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Date</text:p>
            </table:table-cell>
            <table:table-cell table:style-name="Table1.A1" office:value-type="string">
              <text:p text:style-name="MP5">:</text:p>
            </table:table-cell>
            <table:table-cell table:style-name="Table1.D2" office:value-type="float" office:value="0">
              <text:p text:style-name="MP3"><text:text-input text:description="&lt;time.strftime('%d/%m/%Y', time.strptime(o.date, '%Y-%m-%d'))&gt;">Voucher Date</text:text-input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Journal</text:p>
            </table:table-cell>
            <table:table-cell table:style-name="Table1.A1" office:value-type="string">
              <text:p text:style-name="MP5">:</text:p>
            </table:table-cell>
            <table:table-cell table:style-name="Table1.A1" office:value-type="string">
              <text:p text:style-name="MP3"><text:text-input text:description="&lt;o.journal_id.name&gt;">Journal</text:text-input></text:p>
            </table:table-cell>
          </table:table-row>
        </table:table>
        <text:p text:style-name="MP2"/>
      </style:header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6"><text:span text:style-name="MT2">Page </text:span><text:span text:style-name="MT2"><text:page-number text:select-page="current">1</text:page-number></text:span><text:span text:style-name="MT2"> From </text:span><text:span text:style-name="MT2"><text:page-count>1</text:page-count></text:span><text:span text:style-name="MT2"> Page(s)</text:span></text:p>
              <text:p text:style-name="MP6"><text:span text:style-name="MT2">Printed : </text:span><text:span text:style-name="MT2"><text:date style:data-style-name="N37" text:date-value="2013-08-30T04:54:07" text:fixed="true">08/30/13</text:date></text:span><text:span text:style-name="MT2"> </text:span><text:span text:style-name="MT2"><text:time style:data-style-name="N43" text:time-value="2013-08-30T04:54:10.98" text:fixed="true">04:54:11 AM</text:time></text:span></text:p>
            </table:table-cell>
            <table:table-cell table:style-name="Table3.A1" office:value-type="string">
              <text:p text:style-name="MP7"/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3-08-30T04:46:11</meta:creation-date>
    <dc:date>2013-08-30T06:10:28</dc:date>
    <dc:creator>Andhitia Rama</dc:creator>
    <meta:editing-duration>PT56M55S</meta:editing-duration>
    <meta:editing-cycles>24</meta:editing-cycles>
    <meta:generator>LibreOffice/3.6$Linux_x86 LibreOffice_project/360m1$Build-2</meta:generator>
    <meta:document-statistic meta:table-count="4" meta:image-count="0" meta:object-count="0" meta:page-count="1" meta:paragraph-count="33" meta:word-count="60" meta:character-count="302" meta:non-whitespace-character-count="275"/>
  </office:meta>
</office:document-meta>
</file>